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2957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129575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2pt" fo:font-weight="bold" officeooo:paragraph-rsid="00129575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officeooo:paragraph-rsid="00129575" style:font-size-asian="12pt" style:font-size-complex="12pt"/>
    </style:style>
    <style:style style:name="P5" style:family="paragraph" style:parent-style-name="Text_20_body" style:list-style-name="L1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 style:list-style-name="L2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129575" style:font-size-asian="12pt" style:font-size-complex="12pt"/>
    </style:style>
    <style:style style:name="T1" style:family="text">
      <style:text-properties officeooo:rsid="0012957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N°<text:span text:style-name="T1">2</text:span></text:p>
      <text:p text:style-name="P1">Currícula y Características del Curso </text:p>
      <text:p text:style-name="P2">Estudiante: Mauricio Monsálvez</text:p>
      <text:p text:style-name="P2">Curso: Full Stack Python Trainee</text:p>
      <text:p text:style-name="P2">Módulo: <text:span text:style-name="T1">Introducción al</text:span> Curs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ctividad N°2 – Currícula y Características del Curso<text:line-break/>Módulo: Introducción al Curso</text:p>
      <text:p text:style-name="P4"/>
      <text:list text:style-name="L1">
        <text:list-item>
          <text:p text:style-name="P5">Exploración teórica</text:p>
        </text:list-item>
      </text:list>
      <text:p text:style-name="P6">Un portafolio de producto es una colección organizada de trabajos, proyectos o productos desarrollados por una persona durante su proceso de aprendizaje o experiencia profesional. En el área de tecnología y desarrollo de software, el portafolio suele incluir aplicaciones, proyectos de programación, repositorios de código, documentación y otros ejemplos que demuestran las habilidades técnicas del desarrollador.</text:p>
      <text:p text:style-name="P6">El portafolio es importante para construir una identidad profesional sólida porque permite mostrar de forma concreta lo que una persona sabe hacer. A diferencia de un currículum tradicional, donde solo se describen habilidades o experiencias, el portafolio permite evidenciar el trabajo realizado. Esto facilita que empresas, reclutadores o equipos de trabajo puedan evaluar las capacidades reales de un profesional a través de proyectos prácticos.</text:p>
      <text:p text:style-name="P6">Además, un portafolio ayuda a demostrar la evolución del aprendizaje, ya que permite ver cómo una persona va desarrollando nuevas habilidades a lo largo del tiempo.</text:p>
      <text:p text:style-name="P6"/>
      <text:list text:style-name="L2">
        <text:list-item>
          <text:p text:style-name="P7">Reflexión personal</text:p>
        </text:list-item>
      </text:list>
      <text:p text:style-name="P6">Al finalizar este curso espero que mi portafolio transmita que tengo las bases necesarias para comenzar a trabajar en el desarrollo de aplicaciones web utilizando Python. Me gustaría que refleje mi capacidad para aprender nuevas tecnologías, resolver problemas y desarrollar proyectos funcionales.</text:p>
      <text:p text:style-name="P6">Planeo utilizar mi portafolio como una herramienta para mostrar mi trabajo a posibles empleadores o equipos de desarrollo. También me servirá para seguir agregando nuevos proyectos a medida que continúe aprendiendo y avanzando en mi carrera dentro del área de la programación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6T17:44:25.988600500</meta:creation-date>
    <dc:date>2026-03-16T17:53:37.313822700</dc:date>
    <meta:editing-duration>PT9M12S</meta:editing-duration>
    <meta:editing-cycles>1</meta:editing-cycles>
    <meta:document-statistic meta:table-count="0" meta:image-count="0" meta:object-count="0" meta:page-count="2" meta:paragraph-count="13" meta:word-count="266" meta:character-count="1864" meta:non-whitespace-character-count="1611"/>
    <meta:generator>LibreOffice/25.8.5.2$Windows_X86_64 LibreOffice_project/9c8b85f387cc00a89945a79c9e6239f32e450ac2</meta:generator>
  </office:meta>
</office:document-meta>
</file>